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1.29pt"/>
    </style:style>
    <style:style style:name="co6" style:family="table-column">
      <style:table-column-properties fo:break-before="auto" style:column-width="268.61pt"/>
    </style:style>
    <style:style style:name="co7" style:family="table-column">
      <style:table-column-properties fo:break-before="auto" style:column-width="387.35pt"/>
    </style:style>
    <style:style style:name="co8" style:family="table-column">
      <style:table-column-properties fo:break-before="auto" style:column-width="360pt"/>
    </style:style>
    <style:style style:name="co9" style:family="table-column">
      <style:table-column-properties fo:break-before="auto" style:column-width="41.9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323.8pt" fo:break-before="auto" style:use-optimal-row-height="true"/>
    </style:style>
    <style:style style:name="ro3" style:family="table-row">
      <style:table-row-properties style:row-height="145.59pt" fo:break-before="auto" style:use-optimal-row-height="true"/>
    </style:style>
    <style:style style:name="ro4" style:family="table-row">
      <style:table-row-properties style:row-height="192.05pt" fo:break-before="auto" style:use-optimal-row-height="true"/>
    </style:style>
    <style:style style:name="ro5" style:family="table-row">
      <style:table-row-properties style:row-height="299.99pt" fo:break-before="auto" style:use-optimal-row-height="true"/>
    </style:style>
    <style:style style:name="ro6" style:family="table-row">
      <style:table-row-properties style:row-height="251.55pt" fo:break-before="auto" style:use-optimal-row-height="true"/>
    </style:style>
    <style:style style:name="ro7" style:family="table-row">
      <style:table-row-properties style:row-height="538.04pt" fo:break-before="auto" style:use-optimal-row-height="true"/>
    </style:style>
    <style:style style:name="ro8" style:family="table-row">
      <style:table-row-properties style:row-height="132.49pt" fo:break-before="auto" style:use-optimal-row-height="true"/>
    </style:style>
    <style:style style:name="ro9" style:family="table-row">
      <style:table-row-properties style:row-height="120.61pt" fo:break-before="auto" style:use-optimal-row-height="true"/>
    </style:style>
    <style:style style:name="ro10" style:family="table-row">
      <style:table-row-properties style:row-height="180.14pt" fo:break-before="auto" style:use-optimal-row-height="true"/>
    </style:style>
    <style:style style:name="ro11" style:family="table-row">
      <style:table-row-properties style:row-height="168.24pt" fo:break-before="auto" style:use-optimal-row-height="true"/>
    </style:style>
    <style:style style:name="ro12" style:family="table-row">
      <style:table-row-properties style:row-height="13.44pt" fo:break-before="auto" style:use-optimal-row-height="true"/>
    </style:style>
    <style:style style:name="ro13" style:family="table-row">
      <style:table-row-properties style:row-height="311.9pt" fo:break-before="auto" style:use-optimal-row-height="true"/>
    </style:style>
    <style:style style:name="ro14" style:family="table-row">
      <style:table-row-properties style:row-height="239.64pt" fo:break-before="auto" style:use-optimal-row-height="true"/>
    </style:style>
    <style:style style:name="ro15" style:family="table-row">
      <style:table-row-properties style:row-height="96.8pt" fo:break-before="auto" style:use-optimal-row-height="true"/>
    </style:style>
    <style:style style:name="ro16" style:family="table-row">
      <style:table-row-properties style:row-height="49.21pt" fo:break-before="auto" style:use-optimal-row-height="true"/>
    </style:style>
    <style:style style:name="ro17" style:family="table-row">
      <style:table-row-properties style:row-height="37.3pt" fo:break-before="auto" style:use-optimal-row-height="true"/>
    </style:style>
    <style:style style:name="ro18" style:family="table-row">
      <style:table-row-properties style:row-height="61.09pt" fo:break-before="auto" style:use-optimal-row-height="true"/>
    </style:style>
    <style:style style:name="ro19" style:family="table-row">
      <style:table-row-properties style:row-height="203.95pt" fo:break-before="auto" style:use-optimal-row-height="true"/>
    </style:style>
    <style:style style:name="ro20" style:family="table-row">
      <style:table-row-properties style:row-height="84.9pt" fo:break-before="auto" style:use-optimal-row-height="true"/>
    </style:style>
    <style:style style:name="ro2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22">
      <style:table-cell-properties fo:wrap-option="wrap" style:vertical-align="top"/>
    </style:style>
    <style:style style:name="ce3" style:family="table-cell" style:parent-style-name="Default" style:data-style-name="N123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readings</text:p>
          </table:table-cell>
          <table:table-cell office:value-type="string" calcext:value-type="string">
            <text:p>assignments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18-09-04" calcext:value-type="date">
            <text:p>04-Sep</text:p>
          </table:table-cell>
          <table:table-cell table:style-name="ce3" table:formula="of:=[.D2]" office:value-type="date" office:date-value="2018-09-04" calcext:value-type="date">
            <text:p>Tue</text:p>
          </table:table-cell>
          <table:table-cell office:value-type="string" calcext:value-type="string">
            <text:p>* Introductions </text:p>
            <text:p>* JavaScript Basics</text:p>
            <text:p>* Variables</text:p>
            <text:p>* Functions</text:p>
          </table:table-cell>
          <table:table-cell office:value-type="string" calcext:value-type="string">
            <text:p>* [Intro](slides/intro/intro.html#/10)</text:p>
            <text:p>* [About JavaScript](slides/js/js-intro.html) (h)</text:p>
            <text:p>* [Values, Types, and Operators](slides/js/js-values-types-operators.html#/9) (s)</text:p>
            <text:p>* [Variables, Built-in Functions](slides/js/js-variables-functions.html)</text:p>
            <text:p>* [Control Structures](slides/js/js-conditionals-loops.html) (s)</text:p>
            <text:p>* [Functions](slides/js/js-functions.html)</text:p>
            <text:p>* [Hoisting](slides/js/js-hoisting.html) (s)</text:p>
            <text:p>* [Objects](slides/js/js-objects.html)</text:p>
            <text:p>* [Functions Some More!](slides/js/js-functions-addendum.html)</text:p>
            <text:p>* [Strings, Arrays, Mutability and Variable Parameters](slides/js/js-strings-arrays.html) (s)</text:p>
            <text:p>* Survey, Piazza, Node</text:p>
            <text:p/>
          </table:table-cell>
          <table:table-cell office:value-type="string" calcext:value-type="string">
            <text:p>For an in-depth JavaScript introduction, __skim__ these chapters in [{{ site.book_js }}]({{ site.book_js_5_link }})</text:p>
            <text:p/>
            <text:p>* [Chapter 7 - JavaScript's Syntax (the section on "Strict Mode" can be skipped)](http://speakingjs.com/es5/ch07.html) </text:p>
            <text:p>* [Chapter 8 - Values](http://speakingjs.com/es5/ch08.html)</text:p>
            <text:p>* [Chapter 9 - Operators ("Comma Operator" and everything after can be skipped)](http://speakingjs.com/es5/ch09.html)</text:p>
            <text:p>* [Chapter 10 - Booleans](http://speakingjs.com/es5/ch10.html)</text:p>
            <text:p>* [Chapter 11 - Numbers](http://speakingjs.com/es5/ch11.html)</text:p>
            <text:p>* [Chapter 12 - Strings](http://speakingjs.com/es5/ch12.html)</text:p>
            <text:p>* [Chapter 13 - Statements](http://speakingjs.com/es5/ch13.html)</text:p>
            <text:p>* [Chapter 15 - Functions (up to "More Control over Function Calls")](http://speakingjs.com/es5/ch15.html)</text:p>
            <text:p>* [Chapter 16 -  Variables: Scopes, Environments, and Closures (up to "Global Variables")](http://speakingjs.com/es5/ch16.html)</text:p>
            <text:p/>
            <text:p>[{{ site.book_js_2 }}]({{ site.book_js_2_link }})</text:p>
            <text:p/>
            <text:p>* [Chapter 9 - Variables and scoping](http://exploringjs.com/es6/ch_variables.html)</text:p>
            <text:p>For a more gentle introduction to JavaScript, read the first 3 chapters of [{{ site.book_js_5 }}]({{ site.book_js_5_link }}) </text:p>
            <text:p/>
            <text:p>* Chapter 1 - Values, Types, and Operators</text:p>
            <text:p>* Chapter 2 - Program Structure</text:p>
            <text:p>* Chapter 3 - Functions</text:p>
            <text:p/>
          </table:table-cell>
          <table:table-cell office:value-type="string" calcext:value-type="string">
            <text:p>__Due Wednesday 1/25, by 11pm__ </text:p>
            <text:p/>
            <text:p>Homework #0</text:p>
            <text:p/>
            <text:p>* [Fill out this survey!]({{ site.survey_github }})</text:p>
            <text:p>    * (Must be logged in)</text:p>
            <text:p>    * (Required for future homeworks! ^^^)</text:p>
            <text:p>* [Sign up for piazza]({{ site.piazza }})</text:p>
            <text:p>* [Install Node {{ site.node_version }}](https://nodejs.org/en/)</text:p>
            <text:p>    * (you can also use homebrew on osx)</text:p>
            <text:p/>
            <text:p>__Due Sunday 1/29, by 11pm__ </text:p>
            <text:p/>
            <text:p>* Quizzes #2 and #3 </text:p>
            <text:p>* (Quizz #1 is Optional)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18-09-06" calcext:value-type="date">
            <text:p>06-Sep</text:p>
          </table:table-cell>
          <table:table-cell table:style-name="ce3" table:formula="of:=[.D3]" office:value-type="date" office:date-value="2018-09-06" calcext:value-type="date">
            <text:p>Thu</text:p>
          </table:table-cell>
          <table:table-cell office:value-type="string" calcext:value-type="string">
            <text:p>* Objects</text:p>
            <text:p>* Node</text:p>
            <text:p>* Modules and Require</text:p>
            <text:p>* Static Analysis Tools</text:p>
            <text:p>* __new__ Testing</text:p>
            <text:p>* __new__ Import</text:p>
            <text:p>* Introduction to Higher Order Functions (Maybe?)</text:p>
          </table:table-cell>
          <table:table-cell office:value-type="string" calcext:value-type="string">
            <text:p>* [Node, NPM, and git](slides/js/js-node-npm-debug-git.html)</text:p>
            <text:p>* [Objects](slides/js/js-objects.html)</text:p>
            <text:p>* [Functions Some More!](slides/js/js-functions-addendum.html)</text:p>
            <text:p>* [Strings, Arrays, Mutability and Variable Parameters](slides/js/js-strings-arrays.html)</text:p>
            <text:p>* [Node, NPM, and git](slides/js/js-node-npm-debug-git.html)</text:p>
            <text:p/>
          </table:table-cell>
          <table:table-cell office:value-type="string" calcext:value-type="string">
            <text:p>[{{ site.book_js }}]({{ site.book_js_link }})</text:p>
            <text:p/>
            <text:p>* [Chapter 17 - Objects (up to "Converting Any Value to an Object")](http://speakingjs.com/es5/ch17.html)</text:p>
            <text:p>* [Chapter 18 - Arrays)](http://speakingjs.com/es5/ch18.html)</text:p>
            <text:p/>
            <text:p>[{{ site.book_js_6 }}]({{ site.book_js_6_link }})</text:p>
            <text:p/>
            <text:p>* [Chapter 3. Building Robust Node Applications](http://chimera.labs.oreilly.com/books/1234000001808/ch03.html) (excluding "Using Multiple Processors")</text:p>
            <text:p/>
          </table:table-cell>
          <table:table-cell office:value-type="string" calcext:value-type="string">
            <text:p>__Due Wednesday 1/31, by 11pm__</text:p>
            <text:p/>
            <text:p>* [Homework #1](homework/01.html) </text:p>
            <text:p/>
            <text:p/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8-09-11" calcext:value-type="date">
            <text:p>11-Sep</text:p>
          </table:table-cell>
          <table:table-cell table:style-name="ce3" table:formula="of:=[.D4]" office:value-type="date" office:date-value="2018-09-11" calcext:value-type="date">
            <text:p>Tue</text:p>
          </table:table-cell>
          <table:table-cell office:value-type="string" calcext:value-type="string">
            <text:p>* Higher Order Functions</text:p>
          </table:table-cell>
          <table:table-cell office:value-type="string" calcext:value-type="string">
            <text:p>* Tutoring and Workshops!</text:p>
            <text:p>* [Higher Order Functions](slides/js/higher-order-functions.html) </text:p>
            <text:p>* [Higher Order Functions Continued](slides/js/higher-order-functions-continued.html) </text:p>
            <text:p>* [Objects Revisited, Arrow Functions with "this"](slides/js/objects-prototypes.html)</text:p>
            <text:p>* [A Detour: Globals, Methods, and This](slides/js/globals-methods-this.html)</text:p>
            <text:p/>
          </table:table-cell>
          <table:table-cell office:value-type="string" calcext:value-type="string">
            <text:p>[{{ site.book_js }}]({{ site.book_js_link }})</text:p>
            <text:p/>
            <text:p>* [Chapter 15 - Functions (up to "More Control over Function Calls")](http://speakingjs.com/es5/ch15.html)</text:p>
            <text:p/>
            <text:p>[{{ site.book_js_2 }}]({{ site.book_js_2_link }})</text:p>
            <text:p/>
            <text:p>* 4.9 From arguments to rest parameters in [Core ES6 Features](http://exploringjs.com/es6/ch_core-features.html)</text:p>
            <text:p>* 13.1 Overview and 13.2.4 ECMAScript 6 solution: arrow functions in [Arrow Functions](http://exploringjs.com/es6/ch_arrow-functions.html#ch_arrow-functions)</text:p>
            <text:p/>
            <text:p>[{{ site.book_js_5 }}]({{ site.book_js_5_link }})</text:p>
            <text:p/>
            <text:p>* Chapter 5 - Higher Order Functions</text:p>
            <text:p/>
          </table:table-cell>
          <table:table-cell office:value-type="string" calcext:value-type="string">
            <text:p>__Due Sunday 2/4, by 11pm__ </text:p>
            <text:p/>
            <text:p>* Quizzes #4 and #5</text:p>
            <text:p/>
          </table:table-cell>
          <table:table-cell table:number-columns-repeated="1015"/>
        </table:table-row>
        <table:table-row table:style-name="ro5"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date" office:date-value="2018-09-13" calcext:value-type="date">
            <text:p>13-Sep</text:p>
          </table:table-cell>
          <table:table-cell table:style-name="ce3" table:formula="of:=[.D5]" office:value-type="date" office:date-value="2018-09-13" calcext:value-type="date">
            <text:p>Thu</text:p>
          </table:table-cell>
          <table:table-cell office:value-type="string" calcext:value-type="string">
            <text:p>* Objects and Prototypes</text:p>
            <text:p>* Patterns</text:p>
            <text:p>* Networking Primer</text:p>
            <text:p>* Network Programming</text:p>
            <text:p>* Streams / Buffers / File IO</text:p>
          </table:table-cell>
          <table:table-cell office:value-type="string" calcext:value-type="string">
            <text:p>* [Objects and Prototypes, Classes](slides/05/prototypes.html)</text:p>
            <text:p>* [Objects in JavaScript Summary](slides/05/objects-review.html)</text:p>
            <text:p>* [Where Not to Use Arrow Functions](slides/05/not-arrow.html)</text:p>
            <text:p/>
            <text:p/>
          </table:table-cell>
          <table:table-cell office:value-type="string" calcext:value-type="string">
            <text:p>[{{ site.book_js }}]({{ site.book_js_link }})</text:p>
            <text:p/>
            <text:p>* [Chapter 17 -  Layer 2: The Prototype Relationship Between Objects](http://speakingjs.com/es5/ch17.html#prototype_relationship)</text:p>
            <text:p/>
            <text:p>[{{ site.book_js_2 }}]({{ site.book_js_2_link }}])</text:p>
            <text:p/>
            <text:p>* [Chapter 10 - Destructuring](http://exploringjs.com/es6/ch_destructuring.html)</text:p>
            <text:p>* [Chapter 15 - Classes](http://exploringjs.com/es6/ch_classes.html)</text:p>
            <text:p/>
            <text:p>[{{ site.book_js_6 }}]({{ site.book_js_6_link }})</text:p>
            <text:p/>
            <text:p>* [Chapter 2. Doing Interesting Things](http://chimera.labs.oreilly.com/books/1234000001808/ch02.html) - Only Section on "Building a Chat Server"</text:p>
            <text:p>* [Chapter 4. Core APIs](http://chimera.labs.oreilly.com/books/1234000001808/ch04.html#chap6_id35817215) - Only Section on I/O</text:p>
            <text:p/>
            <text:p>[{{ site.book_js_5 }}]({{ site.book_js_5_link }}) (Optional, similar content to Speaking JS chapter above)</text:p>
            <text:p/>
            <text:p>* Chapter 6 - The Secret Life of Objects</text:p>
            <text:p>* Chapter 8 - Bugs and Error Handling </text:p>
            <text:p/>
          </table:table-cell>
          <table:table-cell office:value-type="string" calcext:value-type="string">
            <text:p>__Due Wednesday 2/7 at 11pm:__</text:p>
            <text:p/>
            <text:p/>
            <text:p>&lt;!--</text:p>
            <text:p>* Homework #2 (to be posted)</text:p>
            <text:p>--&gt;</text:p>
            <text:p/>
            <text:p>*  [Homework #2](homework/02.html) </text:p>
            <text:p/>
          </table:table-cell>
          <table:table-cell table:number-columns-repeated="1015"/>
        </table:table-row>
        <table:table-row table:style-name="ro6"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date" office:date-value="2018-09-18" calcext:value-type="date">
            <text:p>18-Sep</text:p>
          </table:table-cell>
          <table:table-cell table:style-name="ce3" table:formula="of:=[.D6]" office:value-type="date" office:date-value="2018-09-18" calcext:value-type="date">
            <text:p>Tue</text:p>
          </table:table-cell>
          <table:table-cell office:value-type="string" calcext:value-type="string">
            <text:p>* Web Development</text:p>
            <text:p>* HTTP</text:p>
            <text:p>* A Simple Web Server</text:p>
          </table:table-cell>
          <table:table-cell office:value-type="string" calcext:value-type="string">
            <text:p>* [Intro to Web Development](slides/05/web.html)  </text:p>
            <text:p>* [Networking and Sockets](slides/06/sockets.html)</text:p>
            <text:p>* [A Webserver](slides/06/webserver.html)</text:p>
            <text:p/>
            <text:p/>
          </table:table-cell>
          <table:table-cell office:value-type="string" calcext:value-type="string">
            <text:p>A Networking Zine!</text:p>
            <text:p/>
            <text:p>* [Networking ACK!](https://jvns.ca/zines/#networking-ack) by Julia Evans</text:p>
            <text:p/>
            <text:p>MDN Documentation on HTTP</text:p>
            <text:p/>
            <text:p>* [An overview of HTTP](https://developer.mozilla.org/en-US/docs/Web/HTTP/Overview)</text:p>
            <text:p>* [A typical HTTP session](https://developer.mozilla.org/en-US/docs/Web/HTTP/Session)</text:p>
            <text:p>* [HTTP Messages](https://developer.mozilla.org/en-US/docs/Web/HTTP/Messages) (HTTP/2 is not covered in the course, so those parts are optional)</text:p>
            <text:p>* Reference for HTTP [methods](https://developer.mozilla.org/en-US/docs/Web/HTTP/Methods) and [status codes](https://developer.mozilla.org/en-US/docs/Web/HTTP/Status)</text:p>
            <text:p/>
            <text:p>[{{ site.book_js_5 }}]({{ site.book_js_5_link }}) (Optional, same content as above)</text:p>
            <text:p/>
            <text:p>* Chapter 13 - JavaScript and the Browser</text:p>
            <text:p>* Chapter 17 - HTTP (up to browsers and http)</text:p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y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8-09-20" calcext:value-type="date">
            <text:p>20-Sep</text:p>
          </table:table-cell>
          <table:table-cell table:style-name="ce3" table:formula="of:=[.D7]" office:value-type="date" office:date-value="2018-09-20" calcext:value-type="date">
            <text:p>Thu</text:p>
          </table:table-cell>
          <table:table-cell office:value-type="string" calcext:value-type="string">
            <text:p>* A Simple Web Server Continued / Our "Framework"</text:p>
            <text:p>* Routing</text:p>
            <text:p>* Node HTTP Module</text:p>
          </table:table-cell>
          <table:table-cell office:value-type="string" calcext:value-type="string">
            <text:p>Topics</text:p>
            <text:p/>
            <text:p>* Academic Integrity</text:p>
            <text:p>* HTML/CSS Workshop</text:p>
            <text:p>* ESLint Grading</text:p>
            <text:p>* [HTTP Summary](slides/07/http-summary.html)</text:p>
            <text:p>* [Sockets Review](slides/07/sockets-review.html)</text:p>
            <text:p/>
            <text:p>Coding Demo</text:p>
            <text:p/>
            <text:p>* review net module</text:p>
            <text:p>* routing</text:p>
            <text:p>* sending a text file</text:p>
            <text:p>* sending an image</text:p>
            <text:p>* post</text:p>
            <text:p>* redirect</text:p>
            <text:p>* Notes: [Web Server, Request Class, POST etc.](examples/class06/notes.js)</text:p>
            <text:p>  * public/html/[form.html](examples/class06/public/html/form.html)</text:p>
            <text:p>  * public/html/[index.html](examples/class06/public/html/index.html)</text:p>
            <text:p>  * public/img/[croissant.jpg](examples/class06/public/img/croissant.jpg)</text:p>
            <text:p>* Basic net module [Echo Server](examples/net/echoServer.js) Example</text:p>
            <text:p>* Another [Web Server / Routing / Dispatching](examples/net/webServer.js) Example</text:p>
            <text:p/>
            <text:p>Homework Demo</text:p>
            <text:p/>
            <text:p>* intro.js  w browser</text:p>
            <text:p>* nc to test 405</text:p>
            <text:p>* curl to test 301</text:p>
            <text:p>* better.js</text:p>
            <text:p>* sendFile</text:p>
            <text:p>* setHeader</text:p>
            <text:p>* send</text:p>
            <text:p>* app.get vs app.post</text:p>
            <text:p/>
            <text:p/>
            <text:p/>
          </table:table-cell>
          <table:table-cell office:value-type="string" calcext:value-type="string">
            <text:p>HTTP</text:p>
            <text:p/>
            <text:p>* [An overview of HTTP](https://developer.mozilla.org/en-US/docs/Web/HTTP/Overview)</text:p>
            <text:p>* [A typical HTTP session](https://developer.mozilla.org/en-US/docs/Web/HTTP/Session)</text:p>
            <text:p>* [HTTP Messages](https://developer.mozilla.org/en-US/docs/Web/HTTP/Messages) (HTTP/2 is not covered in the course, so those parts are optional)</text:p>
            <text:p>* Reference for HTTP [methods](https://developer.mozilla.org/en-US/docs/Web/HTTP/Methods) and [status codes](https://developer.mozilla.org/en-US/docs/Web/HTTP/Status)</text:p>
            <text:p/>
            <text:p>Cookies</text:p>
            <text:p/>
            <text:p>* [MDN on Cookies](https://developer.mozilla.org/en-US/docs/Web/HTTP/Cookies)</text:p>
            <text:p>* nczonline articles on [Cookies](https://www.nczonline.net/blog/2009/05/05/http-cookies-explained/) and [Cookies and Security](https://www.nczonline.net/blog/2009/05/12/cookies-and-security/)</text:p>
            <text:p/>
          </table:table-cell>
          <table:table-cell office:value-type="string" calcext:value-type="string">
            <text:p>(Homework #3 to be assigned Monday)</text:p>
            <text:p/>
          </table:table-cell>
          <table:table-cell table:number-columns-repeated="1015"/>
        </table:table-row>
        <table:table-row table:style-name="ro8"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8-09-25" calcext:value-type="date">
            <text:p>25-Sep</text:p>
          </table:table-cell>
          <table:table-cell table:style-name="ce3" table:formula="of:=[.D8]" office:value-type="date" office:date-value="2018-09-25" calcext:value-type="date">
            <text:p>Tue</text:p>
          </table:table-cell>
          <table:table-cell office:value-type="string" calcext:value-type="string">
            <text:p>* HTTP Module</text:p>
            <text:p>* Web Framework</text:p>
            <text:p>* Project Layout</text:p>
          </table:table-cell>
          <table:table-cell office:value-type="string" calcext:value-type="string">
            <text:p>* Homework #3 Due Date</text:p>
            <text:p>* Review class 6 notes</text:p>
            <text:p>* [Node's HTTP Module](slides/07/node-http.html)</text:p>
            <text:p>* [Project Setup](slides/08/setup.html)</text:p>
            <text:p>* [Express](slides/08/express.html) </text:p>
            <text:p>* (see request and response slides from next class?)</text:p>
            <text:p>* Homework #3 Demo Again</text:p>
            <text:p>* Methods as Callbacks, Arrow Functions Again</text:p>
            <text:p/>
            <text:p/>
            <text:p/>
          </table:table-cell>
          <table:table-cell/>
          <table:table-cell office:value-type="string" calcext:value-type="string">
            <text:p>__(Extended) Due Wednesday 2/21 at 11pm:__</text:p>
            <text:p/>
            <text:p>NO GRACE PERIOD on extended deadline (was 2/19).</text:p>
            <text:p/>
            <text:p>* [Homework #3](homework/03.html) 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y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date" office:date-value="2018-09-27" calcext:value-type="date">
            <text:p>27-Sep</text:p>
          </table:table-cell>
          <table:table-cell table:style-name="ce3" table:formula="of:=[.D9]" office:value-type="date" office:date-value="2018-09-27" calcext:value-type="date">
            <text:p>Thu</text:p>
          </table:table-cell>
          <table:table-cell office:value-type="string" calcext:value-type="string">
            <text:p>* Web Framework Continued</text:p>
            <text:p>* Middleware</text:p>
            <text:p>* Templating</text:p>
          </table:table-cell>
          <table:table-cell office:value-type="string" calcext:value-type="string">
            <text:p>* [Express (from previous slides)](slides/08/express.html#/26)</text:p>
            <text:p>* [Templating](slides/09/templating.html)</text:p>
            <text:p>* [Express Request and Response](slides/09/request-response.html) (start [With Web Server/Web App](slides/09/request-response.html#/7))</text:p>
            <text:p/>
          </table:table-cell>
          <table:table-cell office:value-type="string" calcext:value-type="string">
            <text:p>* [Express Hello World](https://expressjs.com/en/starter/hello-world.html)</text:p>
            <text:p>* [Express Basic Routing](https://expressjs.com/en/starter/basic-routing.html)</text:p>
            <text:p>* [Express Routing](https://expressjs.com/en/guide/routing.html) (up to, but not including route paths)</text:p>
            <text:p>* [Express Static Files](https://expressjs.com/en/starter/static-files.html)</text:p>
            <text:p>* [Handlebars Basics](http://handlebarsjs.com/expressions.html) (Basic Usage Section Only)</text:p>
            <text:p>* [Handlebars Loops/Conditionals](http://handlebarsjs.com/block_helpers.html) (Up to Hash Arguments, Ignore blocks with `registerHelper`)</text:p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y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date" office:date-value="2018-10-02" calcext:value-type="date">
            <text:p>02-Oct</text:p>
          </table:table-cell>
          <table:table-cell table:style-name="ce3" table:formula="of:=[.D10]" office:value-type="date" office:date-value="2018-10-02" calcext:value-type="date">
            <text:p>Tue</text:p>
          </table:table-cell>
          <table:table-cell office:value-type="string" calcext:value-type="string">
            <text:p>Slides</text:p>
            <text:p/>
            <text:p>* Cookies</text:p>
            <text:p>* Sessions</text:p>
            <text:p>* Forms</text:p>
          </table:table-cell>
          <table:table-cell office:value-type="string" calcext:value-type="string">
            <text:p>Slides</text:p>
            <text:p/>
            <text:p>* [More About Get](slides/10/review-get.html)</text:p>
            <text:p>* [Middleware](slides/09/middleware.html)</text:p>
            <text:p>* Review [Response and Request Objects / Along with Templating](slides/09/request-response.html)</text:p>
            <text:p>* [Forms](slides/10/forms.html)</text:p>
            <text:p/>
            <text:p>Code Samples</text:p>
            <text:p/>
            <text:p>* [get, post, form, middleware](examples/class09/get-post-form-middleware.zip)</text:p>
            <text:p/>
            <text:p/>
            <text:p/>
          </table:table-cell>
          <table:table-cell office:value-type="string" calcext:value-type="string">
            <text:p>* [Middleware](https://expressjs.com/en/guide/writing-middleware.html)</text:p>
            <text:p/>
            <text:p/>
          </table:table-cell>
          <table:table-cell office:value-type="string" calcext:value-type="string">
            <text:p>__(Extended) Due Wednesday 2/28 at 11pm:__</text:p>
            <text:p/>
            <text:p>NO GRACE PERIOD on extended deadline (was 2/26).</text:p>
            <text:p/>
            <text:p>* [Homework #4](homework/04.html) </text:p>
            <text:p/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y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date" office:date-value="2018-10-04" calcext:value-type="date">
            <text:p>04-Oct</text:p>
          </table:table-cell>
          <table:table-cell table:style-name="ce3" table:formula="of:=[.D11]" office:value-type="date" office:date-value="2018-10-04" calcext:value-type="date">
            <text:p>Thu</text:p>
          </table:table-cell>
          <table:table-cell office:value-type="string" calcext:value-type="string">
            <text:p>* Cookies</text:p>
            <text:p>* Sessions </text:p>
            <text:p>* NoSQL Database</text:p>
            <text:p/>
          </table:table-cell>
          <table:table-cell office:value-type="string" calcext:value-type="string">
            <text:p>Slides</text:p>
            <text:p/>
            <text:p>* Review Middleware</text:p>
            <text:p>* [Sessions and Cookies](slides/10/sessions.html)</text:p>
            <text:p>* Homework Extended / Next Topics </text:p>
            <text:p>    * maybe quiz</text:p>
            <text:p>    * maybe interactive coding session during review?</text:p>
            <text:p>* Upcoming Exam</text:p>
            <text:p>* Maybe [Mongo DB  and Mongoose](slides/14/mongo.html)</text:p>
            <text:p/>
            <text:p>Code Samples</text:p>
            <text:p/>
            <text:p>* [creating middleware, sessions](examples/class10/middleware-sessions.zip)</text:p>
          </table:table-cell>
          <table:table-cell office:value-type="string" calcext:value-type="string">
            <text:p>* [MDN on Cookies](https://developer.mozilla.org/en-US/docs/Web/HTTP/Cookies)</text:p>
            <text:p>* nczonline articles on [Cookies](https://www.nczonline.net/blog/2009/05/05/http-cookies-explained/) and [Cookies and Security](https://www.nczonline.net/blog/2009/05/12/cookies-and-security/)</text:p>
          </table:table-cell>
          <table:table-cell/>
          <table:table-cell office:value-type="string" calcext:value-type="string">
            <text:p>hw4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y</text:p>
          </table:table-cell>
          <table:table-cell office:value-type="string" calcext:value-type="string">
            <text:p>holiday</text:p>
          </table:table-cell>
          <table:table-cell/>
          <table:table-cell table:style-name="ce2" office:value-type="date" office:date-value="2018-10-09" calcext:value-type="date">
            <text:p>09-Oct</text:p>
          </table:table-cell>
          <table:table-cell table:style-name="ce3" table:formula="of:=[.D12]" office:value-type="date" office:date-value="2018-10-09" calcext:value-type="date">
            <text:p>Tue</text:p>
          </table:table-cell>
          <table:table-cell office:value-type="string" calcext:value-type="string">
            <text:p>Monday Schedule</text:p>
          </table:table-cell>
          <table:table-cell table:number-columns-repeated="3"/>
          <table:table-cell office:value-type="string" calcext:value-type="string">
            <text:p>hw3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y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date" office:date-value="2018-10-11" calcext:value-type="date">
            <text:p>11-Oct</text:p>
          </table:table-cell>
          <table:table-cell table:style-name="ce3" table:formula="of:=[.D13]" office:value-type="date" office:date-value="2018-10-11" calcext:value-type="date">
            <text:p>Thu</text:p>
          </table:table-cell>
          <table:table-cell office:value-type="string" calcext:value-type="string">
            <text:p>* Object Document Mapper</text:p>
            <text:p>* Database Design</text:p>
            <text:p>* Authentication</text:p>
          </table:table-cell>
          <table:table-cell office:value-type="string" calcext:value-type="string">
            <text:p>* Mongoose (from Previous Slides)</text:p>
            <text:p>* [More Mongoose](slides/12/mongoose.html)</text:p>
            <text:p>* Homework #05</text:p>
            <text:p>* About Copying Homework</text:p>
            <text:p>* Reviews:</text:p>
            <text:p>    * Friday, 2/2 from 11am-12pm</text:p>
            <text:p>    * Sunday, 2/4 from 11am-12pm</text:p>
            <text:p/>
            <text:p>__Midterm Practice__</text:p>
            <text:p/>
            <text:p>* [midterm practice questions](resources/handouts/midterm/midterm_1_practice.pdf)</text:p>
            <text:p>* [midterm practice questions with solutions](resources/handouts/midterm/midterm_1_practice_solutions.pdf)</text:p>
            <text:p/>
            <text:p/>
            <text:p/>
            <text:p>&lt;!--</text:p>
            <text:p>* Example Data (from CSCI-UA.60)</text:p>
            <text:p> * [book fields](resources/data/books_fields.txt)</text:p>
            <text:p> * [books](resources/data/books.csv)</text:p>
            <text:p> * [wifi](resources/data/wifi3.json) (NYC Open Data)</text:p>
            <text:p>--&gt;</text:p>
            <text:p/>
          </table:table-cell>
          <table:table-cell/>
          <table:table-cell office:value-type="string" calcext:value-type="string">
            <text:p>__Due Thursday 3/22 at 11pm:__</text:p>
            <text:p/>
            <text:p>* [Homework #5](homework/05.html) </text:p>
            <text:p/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date" office:date-value="2018-10-16" calcext:value-type="date">
            <text:p>16-Oct</text:p>
          </table:table-cell>
          <table:table-cell table:style-name="ce3" table:formula="of:=[.D14]" office:value-type="date" office:date-value="2018-10-16" calcext:value-type="date">
            <text:p>Tue</text:p>
          </table:table-cell>
          <table:table-cell office:value-type="string" calcext:value-type="string">
            <text:p><text:span text:style-name="T1">* URL Parameters</text:span></text:p>
            <text:p><text:span text:style-name="T1">* Finishing Database</text:span></text:p>
            <text:p><text:span text:style-name="T1">* Validation</text:span></text:p>
          </table:table-cell>
          <table:table-cell office:value-type="string" calcext:value-type="string">
            <text:p>* [Forms Revisited](slides/11/forms-revisited.html)</text:p>
            <text:p>* [Project Layout and Scaffolding](slides/11/scaffolding.html)</text:p>
            <text:p>* [Parameters from URLs](slides/14/params.html)</text:p>
            <text:p>* [Mongoose](slides/14/mongoose.html)</text:p>
            <text:p>* [Routers, Project/Directory Layout, nodemon](slides/14/layout.html)</text:p>
            <text:p>* [Validation](slides/15/validation.html)</text:p>
            <text:p>* Coding Demos and Class Notes: </text:p>
            <text:p>    * [Mongoose](examples/mongodb/mongoose.js)</text:p>
            <text:p>    * [Mongoose and Express](examples/mongodb/mongooseexpress.zip) (functioning web app)</text:p>
            <text:p>    * [Embedded Documents](examples/mongodb/embedded.zip) (pseudo-code)</text:p>
            <text:p/>
            <text:p/>
            <text:p/>
            <text:p/>
            <text:p/>
          </table:table-cell>
          <table:table-cell office:value-type="string" calcext:value-type="string">
            <text:p>MongoDB</text:p>
            <text:p/>
            <text:p>* [Databases and Collections](https://docs.mongodb.com/manual/core/databases-and-collections/)</text:p>
            <text:p>* [Types](https://docs.mongodb.com/manual/core/documen://docs.mongodb.com/manual/reference/bson-types/)</text:p>
            <text:p>* [Query Documents](https://docs.mongodb.com/manual/tutorial/query-documents/)</text:p>
            <text:p>* [Create, Read, Update, Delete](https://docs.mongodb.com/manual/crud/)</text:p>
            <text:p>* [Insert](https://docs.mongodb.com/manual/tutorial/insert-documents/)</text:p>
            <text:p>* [Data Modeling Intro](https://docs.mongodb.com/manual/core/data-modeling-introduction/)</text:p>
            <text:p>* [Data Model Design](https://docs.mongodb.com/v3.2/core/data-model-design/)</text:p>
            <text:p>* [Embedded](https://docs.mongodb.com/manual/tutorial/model-embedded-one-to-many-relationships-between-documents/#data-modeling-example-one-to-many)</text:p>
            <text:p>* [Document References](https://docs.mongodb.com/manual/tutorial/model-referenced-one-to-many-relationships-between-documents/#data-modeling-publisher-and-books)</text:p>
            <text:p>* [Modeling Relationships / Examples](https://docs.mongodb.com/v3.2/applications/data-models-relationships/)</text:p>
            <text:p/>
            <text:p>Mongoose</text:p>
            <text:p/>
            <text:p>* [Embedded Documents - Sub Docs](http://mongoosejs.com/docs/subdocs.html) </text:p>
            <text:p>* [Document References - Mongoose Population](http://mongoosejs.com/docs/populate.html) </text:p>
            <text:p/>
          </table:table-cell>
          <table:table-cell office:value-type="string" calcext:value-type="string">
            <text:p>Quizzes Posted on NYU Classes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y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date" office:date-value="2018-10-18" calcext:value-type="date">
            <text:p>18-Oct</text:p>
          </table:table-cell>
          <table:table-cell table:style-name="ce3" table:formula="of:=[.D15]" office:value-type="date" office:date-value="2018-10-18" calcext:value-type="date">
            <text:p>Thu</text:p>
          </table:table-cell>
          <table:table-cell office:value-type="string" calcext:value-type="string">
            <text:p>* About the Exam, Review</text:p>
          </table:table-cell>
          <table:table-cell table:style-name="Default"/>
          <table:table-cell table:number-columns-repeated="1017"/>
        </table:table-row>
        <table:table-row table:style-name="ro12">
          <table:table-cell office:value-type="string" calcext:value-type="string">
            <text:p>y</text:p>
          </table:table-cell>
          <table:table-cell office:value-type="string" calcext:value-type="string">
            <text:p>exam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18-10-23" calcext:value-type="date">
            <text:p>23-Oct</text:p>
          </table:table-cell>
          <table:table-cell table:style-name="ce3" table:formula="of:=[.D16]" office:value-type="date" office:date-value="2018-10-23" calcext:value-type="date">
            <text:p>Tue</text:p>
          </table:table-cell>
          <table:table-cell table:style-name="Default" office:value-type="string" calcext:value-type="string">
            <text:p>EXAM #1 (Midterm Exam)</text:p>
          </table:table-cell>
          <table:table-cell table:style-name="Default" table:number-columns-repeated="3"/>
          <table:table-cell table:number-columns-repeated="1015"/>
        </table:table-row>
        <table:table-row table:style-name="ro14">
          <table:table-cell office:value-type="string" calcext:value-type="string">
            <text:p>y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date" office:date-value="2018-10-25" calcext:value-type="date">
            <text:p>25-Oct</text:p>
          </table:table-cell>
          <table:table-cell table:style-name="ce3" table:formula="of:=[.D17]" office:value-type="date" office:date-value="2018-10-25" calcext:value-type="date">
            <text:p>Thu</text:p>
          </table:table-cell>
          <table:table-cell office:value-type="string" calcext:value-type="string">
            <text:p>* Authentication</text:p>
            <text:p> * Authentication Library</text:p>
            <text:p>* Deployment</text:p>
            <text:p/>
            <text:p>&lt;!--</text:p>
            <text:p/>
            <text:p>   * __new__ User Authentication</text:p>
            <text:p>    * __new__ OAuth</text:p>
            <text:p>    * __new__ JWT</text:p>
            <text:p/>
            <text:p>--&gt;</text:p>
          </table:table-cell>
          <table:table-cell office:value-type="string" calcext:value-type="string">
            <text:p> Snow Day - Here's What we Should Have Covered:</text:p>
            <text:p/>
            <text:p>* Continue with Mongoose</text:p>
            <text:p>* [Authentication](slides/16/auth.html)</text:p>
            <text:p>* [High-Level Description of SSL/TLS](slides/16/ssl.html)</text:p>
          </table:table-cell>
          <table:table-cell office:value-type="string" calcext:value-type="string">
            <text:p>Passport Examples</text:p>
            <text:p/>
            <text:p>* [PassportJS Documentation](http://passportjs.org/docs)</text:p>
            <text:p>* [From passport-local-mongoose](https://github.com/saintedlama/passport-local-mongoose/tree/master/examples/login)</text:p>
            <text:p>* [From mherman.org](http://mherman.org/blog/2015/01/31/local-authentication-with-passport-and-express-4/#.VjGSOq6rSRs)</text:p>
            <text:p>* [From scotch.io](http://scotch.io/tutorials/javascript/easy-node-authentication-setup-and-local)</text:p>
            <text:p/>
            <text:p>Password Hashing</text:p>
            <text:p/>
            <text:p>* [NIST - Recommendation for Password-Based Key Derivation](http://csrc.nist.gov/publications/nistpubs/800-132/nist-sp800-132.pdf)</text:p>
            <text:p>* [How to securely hash passwords](http://security.stackexchange.com/questions/211/how-to-securely-hash-passwords)              </text:p>
            <text:p>* [Salted Password Hashing - Doing it Right](https://crackstation.net/hashing-security.htm)</text:p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y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date" office:date-value="2018-10-30" calcext:value-type="date">
            <text:p>30-Oct</text:p>
          </table:table-cell>
          <table:table-cell table:style-name="ce3" table:formula="of:=[.D18]" office:value-type="date" office:date-value="2018-10-30" calcext:value-type="date">
            <text:p>Tue</text:p>
          </table:table-cell>
          <table:table-cell office:value-type="string" calcext:value-type="string">
            <text:p>* HTML Primer, JavaScript and the Browser</text:p>
            <text:p>* The Document Object Model</text:p>
            <text:p>* Manipulating Elements</text:p>
          </table:table-cell>
          <table:table-cell office:value-type="string" calcext:value-type="string">
            <text:p>See previous class for snow day material</text:p>
            <text:p/>
            <text:p>* [HTML Primer, JavaScript and the Browser](slides/17/javascript-browser.html)</text:p>
            <text:p>* [The Document Object Model](slides/17/dom.html)</text:p>
            <text:p>* [DOM Continued sample markup](code/dom-continued.html)</text:p>
            <text:p>* [Attributes](slides/17/attributes.html)</text:p>
            <text:p>* [Modifying and Adding Elements](slides/18/modifying-creating.html)</text:p>
            <text:p/>
            <text:p/>
            <text:p/>
            <text:p/>
            <text:p/>
          </table:table-cell>
          <table:table-cell office:value-type="string" calcext:value-type="string">
            <text:p>* {{ site.book_js_5 }} - Chapter 12 - JavaScript and the Browser</text:p>
            <text:p>* {{ site.book_js_5 }} - Chapter 13 - The Document Object Model</text:p>
            <text:p>* [HTML and CSS from shayhowe.com](http://learn.shayhowe.com/html-css/getting-to-know-html/)</text:p>
            <text:p/>
          </table:table-cell>
          <table:table-cell office:value-type="string" calcext:value-type="string">
            <text:p>__Due Wednesday 4/4 at 11pm:__</text:p>
            <text:p/>
            <text:p>* [Homework #6](homework/06.html)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date" office:date-value="2018-11-01" calcext:value-type="date">
            <text:p>01-Nov</text:p>
          </table:table-cell>
          <table:table-cell table:style-name="ce3" table:formula="of:=[.D19]" office:value-type="date" office:date-value="2018-11-01" calcext:value-type="date">
            <text:p>Thu</text:p>
          </table:table-cell>
          <table:table-cell office:value-type="string" calcext:value-type="string">
            <text:p>* CSS</text:p>
            <text:p/>
            <text:p>&lt;!--</text:p>
            <text:p>* Flexbox</text:p>
            <text:p>* Grids</text:p>
            <text:p>--&gt;</text:p>
          </table:table-cell>
          <table:table-cell office:value-type="string" calcext:value-type="string">
            <text:p>* [Final Project](final-project.html)</text:p>
            <text:p>* [Some Sample Markup](code/class18.html)</text:p>
            <text:p>* [Layout and Style](slides/19/layout-style.html)</text:p>
            <text:p>* [JavaScript Timers](slides/19/timers.html)</text:p>
            <text:p>* [CSS](slides/19/css.html)</text:p>
            <text:p>* [Selectors, JS and CSS](slides/19/js-css.html)</text:p>
            <text:p>* [Events](slides/19/events.html)</text:p>
            <text:p/>
          </table:table-cell>
          <table:table-cell office:value-type="string" calcext:value-type="string">
            <text:p>(readings same as previous class)</text:p>
            <text:p/>
          </table:table-cell>
          <table:table-cell office:value-type="string" calcext:value-type="string">
            <text:p>__Due Wednesday 4/4 at 11pm:__</text:p>
            <text:p/>
            <text:p>*  [Final Project Miletsone #01](final-project.html#milestone01)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y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date" office:date-value="2018-11-06" calcext:value-type="date">
            <text:p>06-Nov</text:p>
          </table:table-cell>
          <table:table-cell table:style-name="ce3" table:formula="of:=[.D20]" office:value-type="date" office:date-value="2018-11-06" calcext:value-type="date">
            <text:p>Tue</text:p>
          </table:table-cell>
          <table:table-cell office:value-type="string" calcext:value-type="string">
            <text:p>* CSS Continued</text:p>
            <text:p>* Events / Timers Continued</text:p>
            <text:p>* AJAX</text:p>
            <text:p>* APIs</text:p>
          </table:table-cell>
          <table:table-cell office:value-type="string" calcext:value-type="string">
            <text:p>* See Previous Slides for CSS, Events</text:p>
            <text:p>* [Ajax Part 1](slides/20/ajax.html)</text:p>
            <text:p/>
          </table:table-cell>
          <table:table-cell office:value-type="string" calcext:value-type="string">
            <text:p>* {{ site.book_js_5 }} - Chapter 17 - HTML (Focus on the section on XMLHttpRequest)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y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date" office:date-value="2018-11-08" calcext:value-type="date">
            <text:p>08-Nov</text:p>
          </table:table-cell>
          <table:table-cell table:style-name="ce3" table:formula="of:=[.D21]" office:value-type="date" office:date-value="2018-11-08" calcext:value-type="date">
            <text:p>Thu</text:p>
          </table:table-cell>
          <table:table-cell office:value-type="string" calcext:value-type="string">
            <text:p>* AJAX Continued</text:p>
            <text:p>* Promises</text:p>
            <text:p>* Fetch API</text:p>
          </table:table-cell>
          <table:table-cell office:value-type="string" calcext:value-type="string">
            <text:p>* [Ajax Part 1](slides/20/ajax.html) (from previous class)</text:p>
            <text:p>* [Ajax Part 2](slides/21/ajax-express.html)</text:p>
            <text:p>* [Promises](slides/21/promises.html)</text:p>
            <text:p/>
          </table:table-cell>
          <table:table-cell/>
          <table:table-cell office:value-type="string" calcext:value-type="string">
            <text:p>__Due &lt;s&gt;Wednesday 4/11&lt;/s&gt; Thursday 4/12 at 11pm:__</text:p>
            <text:p/>
            <text:p>* [Homework #7](homework/07.html) </text:p>
            <text:p>* [Final Project Miletsone #02](final-project.html#milestone02)</text:p>
          </table:table-cell>
          <table:table-cell office:value-type="string" calcext:value-type="string">
            <text:p>m1 due</text:p>
          </table:table-cell>
          <table:table-cell table:number-columns-repeated="1014"/>
        </table:table-row>
        <table:table-row table:style-name="ro17">
          <table:table-cell office:value-type="string" calcext:value-type="string">
            <text:p>y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date" office:date-value="2018-11-13" calcext:value-type="date">
            <text:p>13-Nov</text:p>
          </table:table-cell>
          <table:table-cell table:style-name="ce3" table:formula="of:=[.D22]" office:value-type="date" office:date-value="2018-11-13" calcext:value-type="date">
            <text:p>Tue</text:p>
          </table:table-cell>
          <table:table-cell office:value-type="string" calcext:value-type="string">
            <text:p>* AJAX Review</text:p>
            <text:p>* Promises Review</text:p>
            <text:p>* async / await</text:p>
          </table:table-cell>
          <table:table-cell office:value-type="string" calcext:value-type="string">
            <text:p>See previous slides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y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" office:value-type="date" office:date-value="2018-11-15" calcext:value-type="date">
            <text:p>15-Nov</text:p>
          </table:table-cell>
          <table:table-cell table:style-name="ce3" table:formula="of:=[.D23]" office:value-type="date" office:date-value="2018-11-15" calcext:value-type="date">
            <text:p>Thu</text:p>
          </table:table-cell>
          <table:table-cell office:value-type="string" calcext:value-type="string">
            <text:p>* AJAX Review</text:p>
            <text:p>* Promises Review</text:p>
            <text:p>* async / await</text:p>
          </table:table-cell>
          <table:table-cell office:value-type="string" calcext:value-type="string">
            <text:p>* Previous class on AJAX post</text:p>
            <text:p>* Previous class on Promises</text:p>
            <text:p>* AJAX Polling</text:p>
            <text:p>* [Example Code for AJAX Polling / Chat](code/chat.zip)</text:p>
            <text:p/>
          </table:table-cell>
          <table:table-cell/>
          <table:table-cell office:value-type="string" calcext:value-type="string">
            <text:p>__Due Friday 4/20 at 11pm:__ </text:p>
            <text:p/>
            <text:p>* [Homework #8](homework/08.html)</text:p>
            <text:p>* [Final Project Miletsone #03](final-project.html#milestone03)</text:p>
          </table:table-cell>
          <table:table-cell office:value-type="string" calcext:value-type="string">
            <text:p>m2 due</text:p>
          </table:table-cell>
          <table:table-cell table:number-columns-repeated="1014"/>
        </table:table-row>
        <table:table-row table:style-name="ro17">
          <table:table-cell office:value-type="string" calcext:value-type="string">
            <text:p>y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date" office:date-value="2018-11-20" calcext:value-type="date">
            <text:p>20-Nov</text:p>
          </table:table-cell>
          <table:table-cell table:style-name="ce3" table:formula="of:=[.D24]" office:value-type="date" office:date-value="2018-11-20" calcext:value-type="date">
            <text:p>Tue</text:p>
          </table:table-cell>
          <table:table-cell office:value-type="string" calcext:value-type="string">
            <text:p>* SocketIO</text:p>
          </table:table-cell>
          <table:table-cell office:value-type="string" calcext:value-type="string">
            <text:p><text:s/>* [Socket.io](slides/23/socketio.html)</text:p>
          </table:table-cell>
          <table:table-cell/>
          <table:table-cell office:value-type="string" calcext:value-type="string">
            <text:p/>
            <text:p>* [Socket IO How-To](http://socket.io/docs/)</text:p>
            <text:p/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y</text:p>
          </table:table-cell>
          <table:table-cell office:value-type="string" calcext:value-type="string">
            <text:p>holiday</text:p>
          </table:table-cell>
          <table:table-cell/>
          <table:table-cell table:style-name="ce2" office:value-type="date" office:date-value="2018-11-22" calcext:value-type="date">
            <text:p>22-Nov</text:p>
          </table:table-cell>
          <table:table-cell table:style-name="ce3" table:formula="of:=[.D25]" office:value-type="date" office:date-value="2018-11-22" calcext:value-type="date">
            <text:p>Thu</text:p>
          </table:table-cell>
          <table:table-cell office:value-type="string" calcext:value-type="string">
            <text:p>Thanksgiving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y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" office:value-type="date" office:date-value="2018-11-27" calcext:value-type="date">
            <text:p>27-Nov</text:p>
          </table:table-cell>
          <table:table-cell table:style-name="ce3" table:formula="of:=[.D26]" office:value-type="date" office:date-value="2018-11-27" calcext:value-type="date">
            <text:p>Tue</text:p>
          </table:table-cell>
          <table:table-cell office:value-type="string" calcext:value-type="string">
            <text:p>* SocketIO Continued</text:p>
          </table:table-cell>
          <table:table-cell table:number-columns-repeated="2"/>
          <table:table-cell office:value-type="string" calcext:value-type="string">
            <text:p>Due __today__ while you're in class:</text:p>
            <text:p/>
            <text:p>* [Socket IO Lab](homework/socket-io-lab.html)</text:p>
            <text:p>    * [Form to submit](https://docs.google.com/forms/d/e/1FAIpQLSeXfOwrx1LvRdaHfbU_FogOcRQeKn2lOWkHQRf9JfPIPnKj2w/viewform)</text:p>
            <text:p/>
            <text:p>Due 4/27 at 11pm</text:p>
            <text:p/>
            <text:p>* [final project instructions](final-project.html#final_submit)</text:p>
            <text:p>* [submit final project using this form](https://docs.google.com/forms/d/e/1FAIpQLSeAwaHmPxvmWzvMYHdswd5h72ZUhwPvL-57sK-S4CyBn_jxpQ/viewform)</text:p>
            <text:p/>
            <text:p/>
          </table:table-cell>
          <table:table-cell office:value-type="string" calcext:value-type="string">
            <text:p>m3 due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y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date" office:date-value="2018-11-29" calcext:value-type="date">
            <text:p>29-Nov</text:p>
          </table:table-cell>
          <table:table-cell table:style-name="ce3" table:formula="of:=[.D27]" office:value-type="date" office:date-value="2018-11-29" calcext:value-type="date">
            <text:p>Thu</text:p>
          </table:table-cell>
          <table:table-cell office:value-type="string" calcext:value-type="string">
            <text:p>* Frontend Framework <text:s/></text:p>
          </table:table-cell>
          <table:table-cell office:value-type="string" calcext:value-type="string">
            <text:p>* Final Project</text:p>
            <text:p>    * Milestone #3</text:p>
            <text:p>    * Potential Grading Modifications</text:p>
            <text:p>    * Due Date</text:p>
            <text:p>* [React Basics](slides/26/react.html)</text:p>
            <text:p>* [React Revisited](slides/26/react-state-parent.html)</text:p>
            <text:p>* (Optional) [React and Express / Using Webpack](slides/26/react-webpack-continued.html)</text:p>
            <text:p/>
          </table:table-cell>
          <table:table-cell office:value-type="string" calcext:value-type="string">
            <text:p>* [Hello World](https://facebook.github.io/react/docs/hello-world.html) and [Official Tutorial](https://facebook.github.io/react/tutorial/tutorial.html)</text:p>
            <text:p>* [Build With React](http://buildwithreact.com/)</text:p>
            <text:p>* [React Events](https://facebook.github.io/react/docs/events.html#supported-events)</text:p>
            <text:p>* [Using create-react-app](https://github.com/facebookincubator/create-react-app/blob/master/README.md#getting-started)</text:p>
            <text:p/>
            <text:p>Practice Questions</text:p>
            <text:p/>
            <text:p>* [Practice Questions](resources/handouts/final/final_exam_practice.pdf)</text:p>
            <text:p>* [Practice Questions Solutions](resources/handouts/final/final_exam_practice_solutions.pdf)</text:p>
            <text:p>* [Practice Questions Set 2](resources/handouts/final/final_exam_practice_2.pdf)</text:p>
            <text:p>* [Practice Questions Set 2 Solutions](resources/handouts/final/final_exam_practice_2_solutions.pdf)</text:p>
            <text:p/>
            <text:p/>
          </table:table-cell>
          <table:table-cell office:value-type="string" calcext:value-type="string">
            <text:p>__Reminders__: </text:p>
            <text:p/>
            <text:p>* __Final Project Due Next Friday 4/27 at 11pm__</text:p>
            <text:p>* React Lab on Wednesday, 4/25</text:p>
            <text:p>* Final Exam 5/7</text:p>
            <text:p/>
            <text:p/>
            <text:p/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y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" office:value-type="date" office:date-value="2018-12-04" calcext:value-type="date">
            <text:p>04-Dec</text:p>
          </table:table-cell>
          <table:table-cell table:style-name="ce3" table:formula="of:=[.D28]" office:value-type="date" office:date-value="2018-12-04" calcext:value-type="date">
            <text:p>Tue</text:p>
          </table:table-cell>
          <table:table-cell office:value-type="string" calcext:value-type="string">
            <text:p>* Frontend Framework Continued</text:p>
          </table:table-cell>
          <table:table-cell office:value-type="string" calcext:value-type="string">
            <text:p>* [React Basics](slides/26/react.html) (from previous class)</text:p>
            <text:p>* [React Revisited](slides/26/react-state-parent.html) (from previous class)</text:p>
            <text:p>* [React and Express / Using Webpack](slides/26/react-webpack-continued.html)</text:p>
            <text:p>* React review, multiple child clickers and forms</text:p>
            <text:p>* React lab demo</text:p>
            <text:p/>
          </table:table-cell>
          <table:table-cell/>
          <table:table-cell office:value-type="string" calcext:value-type="string">
            <text:p/>
            <text:p>Due __today__ while you're in class:</text:p>
            <text:p/>
            <text:p>* [React Lab](homework/react-lab.html)</text:p>
            <text:p>    * [Form to submit](https://docs.google.com/forms/d/e/1FAIpQLSde-vCFp3eJ9vFII9534X_FErSum5G8j3r2q4Uide7skzszaQ/viewform)</text:p>
            <text:p/>
          </table:table-cell>
          <table:table-cell office:value-type="string" calcext:value-type="string">
            <text:p>m4 due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y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" office:value-type="date" office:date-value="2018-12-06" calcext:value-type="date">
            <text:p>06-Dec</text:p>
          </table:table-cell>
          <table:table-cell table:style-name="ce3" table:formula="of:=[.D29]" office:value-type="date" office:date-value="2018-12-06" calcext:value-type="date">
            <text:p>Thu</text:p>
          </table:table-cell>
          <table:table-cell office:value-type="string" calcext:value-type="string">
            <text:p>* TBD (everything together, wasm, webgl, electron or webaudio?)</text:p>
          </table:table-cell>
          <table:table-cell office:value-type="string" calcext:value-type="string">
            <text:p>* from previous slides...</text:p>
            <text:p>  * go over webpack </text:p>
            <text:p>  * go over text input</text:p>
            <text:p>  * componentDidMount</text:p>
            <text:p>* solution?</text:p>
            <text:p>* late submissions</text:p>
            <text:p>* evalu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" office:value-type="date" office:date-value="2018-12-11" calcext:value-type="date">
            <text:p>11-Dec</text:p>
          </table:table-cell>
          <table:table-cell table:style-name="ce3" table:formula="of:=[.D30]" office:value-type="date" office:date-value="2018-12-11" calcext:value-type="date">
            <text:p>Tue</text:p>
          </table:table-cell>
          <table:table-cell office:value-type="string" calcext:value-type="string">
            <text:p>* Review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y</text:p>
          </table:table-cell>
          <table:table-cell office:value-type="string" calcext:value-type="string">
            <text:p>exam</text:p>
          </table:table-cell>
          <table:table-cell office:value-type="float" office:value="28" calcext:value-type="float">
            <text:p>28</text:p>
          </table:table-cell>
          <table:table-cell table:style-name="ce2" office:value-type="date" office:date-value="2018-12-13" calcext:value-type="date">
            <text:p>13-Dec</text:p>
          </table:table-cell>
          <table:table-cell table:style-name="ce3" table:formula="of:=[.D31]" office:value-type="date" office:date-value="2018-12-13" calcext:value-type="date">
            <text:p>Thu</text:p>
          </table:table-cell>
          <table:table-cell office:value-type="string" calcext:value-type="string">
            <text:p>EXAM #2 (Final Exam)</text:p>
          </table:table-cell>
          <table:table-cell table:number-columns-repeated="1018"/>
        </table:table-row>
        <table:table-row table:style-name="ro21" table:number-rows-repeated="104854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style="long" number:textual="true"/>
    </number:date-style>
    <number:date-style style:name="N122">
      <number:day number:style="long"/>
      <number:text>-</number:text>
      <number:month number:textual="true"/>
    </number:date-style>
    <number:date-style style:name="N123">
      <number:day-of-week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7:11:33.808469868</dc:date>
    <meta:editing-duration>PT21M36S</meta:editing-duration>
    <meta:editing-cycles>6</meta:editing-cycles>
    <meta:generator>LibreOffice/6.0.3.2$MacOSX_X86_64 LibreOffice_project/8f48d515416608e3a835360314dac7e47fd0b821</meta:generator>
    <meta:document-statistic meta:table-count="1" meta:cell-count="220" meta:object-count="0"/>
  </office:meta>
</office:document-meta>
</file>